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 UI" svg:font-family="'Inter UI'"/>
    <style:font-face style:name="Lohit Devanagari1" svg:font-family="'Lohit Devanagari'"/>
    <style:font-face style:name="Inter UI1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0*"/>
    </style:style>
    <style:style style:name="Table1.B" style:family="table-column">
      <style:table-column-properties style:column-width="1.5771in" style:rel-column-width="15441*"/>
    </style:style>
    <style:style style:name="Table1.C" style:family="table-column">
      <style:table-column-properties style:column-width="2.0625in" style:rel-column-width="20194*"/>
    </style:style>
    <style:style style:name="Table1.D" style:family="table-column">
      <style:table-column-properties style:column-width="1.3806in" style:rel-column-width="135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Inter UI1" officeooo:paragraph-rsid="0005c496"/>
    </style:style>
    <style:style style:name="P2" style:family="paragraph" style:parent-style-name="Standard">
      <style:paragraph-properties fo:text-align="start" style:justify-single-word="false"/>
      <style:text-properties style:font-name="Inter UI1" fo:font-size="10pt" fo:font-style="italic" officeooo:paragraph-rsid="0005c496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paragraph-rsid="0008022f"/>
    </style:style>
    <style:style style:name="P4" style:family="paragraph" style:parent-style-name="Standard">
      <style:paragraph-properties fo:text-align="start" style:justify-single-word="false"/>
      <style:text-properties officeooo:paragraph-rsid="000cacdd"/>
    </style:style>
    <style:style style:name="P5" style:family="paragraph" style:parent-style-name="Standard">
      <style:paragraph-properties fo:text-align="end" style:justify-single-word="false"/>
      <style:text-properties officeooo:paragraph-rsid="0008022f"/>
    </style:style>
    <style:style style:name="P6" style:family="paragraph" style:parent-style-name="Standard">
      <style:paragraph-properties fo:text-align="start" style:justify-single-word="false"/>
      <style:text-properties style:font-name="Inter UI" officeooo:paragraph-rsid="0008022f"/>
    </style:style>
    <style:style style:name="P7" style:family="paragraph" style:parent-style-name="Standard">
      <style:paragraph-properties fo:text-align="end" style:justify-single-word="false"/>
      <style:text-properties style:font-name="Inter UI" officeooo:rsid="000b4d76" officeooo:paragraph-rsid="0008022f"/>
    </style:style>
    <style:style style:name="P8" style:family="paragraph" style:parent-style-name="Standard">
      <style:paragraph-properties fo:text-align="start" style:justify-single-word="false"/>
      <style:text-properties style:font-name="Inter UI" officeooo:rsid="000448ba" officeooo:paragraph-rsid="0008022f"/>
    </style:style>
    <style:style style:name="P9" style:family="paragraph" style:parent-style-name="Standard">
      <style:paragraph-properties fo:text-align="end" style:justify-single-word="false"/>
      <style:text-properties style:font-name="Inter UI" officeooo:rsid="000448ba" officeooo:paragraph-rsid="00147261"/>
    </style:style>
    <style:style style:name="P10" style:family="paragraph" style:parent-style-name="Standard">
      <style:paragraph-properties fo:text-align="start" style:justify-single-word="false"/>
      <style:text-properties style:font-name="Inter UI" officeooo:rsid="0005c496" officeooo:paragraph-rsid="0008022f"/>
    </style:style>
    <style:style style:name="P11" style:family="paragraph" style:parent-style-name="Standard">
      <style:paragraph-properties fo:text-align="start" style:justify-single-word="false"/>
      <style:text-properties style:font-name="Inter UI" officeooo:rsid="00147261" officeooo:paragraph-rsid="00147261"/>
    </style:style>
    <style:style style:name="P12" style:family="paragraph" style:parent-style-name="Standard">
      <style:paragraph-properties fo:text-align="start" style:justify-single-word="false"/>
      <style:text-properties style:font-name="Inter UI" officeooo:rsid="0017f8b8" officeooo:paragraph-rsid="0017f8b8"/>
    </style:style>
    <style:style style:name="P13" style:family="paragraph" style:parent-style-name="Standard">
      <style:paragraph-properties fo:text-align="start" style:justify-single-word="false"/>
      <style:text-properties style:font-name="Inter UI" style:text-underline-style="solid" style:text-underline-width="auto" style:text-underline-color="font-color" officeooo:rsid="0017f8b8" officeooo:paragraph-rsid="0017f8b8"/>
    </style:style>
    <style:style style:name="P14" style:family="paragraph" style:parent-style-name="Table_20_Contents">
      <style:paragraph-properties fo:text-align="end" style:justify-single-word="false"/>
      <style:text-properties style:font-name="Inter UI1" officeooo:rsid="0005c496" officeooo:paragraph-rsid="0005c496"/>
    </style:style>
    <style:style style:name="P15" style:family="paragraph" style:parent-style-name="Table_20_Contents">
      <style:paragraph-properties fo:text-align="end" style:justify-single-word="false"/>
      <style:text-properties style:font-name="Inter UI1" fo:font-weight="bold" officeooo:rsid="0005c496" officeooo:paragraph-rsid="0005c49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Inter UI1" fo:font-weight="bold" officeooo:rsid="0017f8b8" officeooo:paragraph-rsid="0017f8b8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Inter UI1" fo:font-weight="bold" officeooo:rsid="0018c604" officeooo:paragraph-rsid="0018c604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Inter UI1" officeooo:rsid="00147261" officeooo:paragraph-rsid="00147261"/>
    </style:style>
    <style:style style:name="P19" style:family="paragraph" style:parent-style-name="Table_20_Contents">
      <style:paragraph-properties fo:text-align="end" style:justify-single-word="false"/>
      <style:text-properties style:font-name="Inter UI1" officeooo:rsid="0017f8b8" officeooo:paragraph-rsid="0017f8b8"/>
    </style:style>
    <style:style style:name="P20" style:family="paragraph" style:parent-style-name="Table_20_Contents">
      <style:paragraph-properties fo:text-align="end" style:justify-single-word="false"/>
      <style:text-properties style:font-name="Inter UI1" officeooo:rsid="0018c604" officeooo:paragraph-rsid="0018c604"/>
    </style:style>
    <style:style style:name="P21" style:family="paragraph" style:parent-style-name="Table_20_Contents">
      <style:paragraph-properties fo:text-align="end" style:justify-single-word="false"/>
      <style:text-properties officeooo:paragraph-rsid="0005c496"/>
    </style:style>
    <style:style style:name="P22" style:family="paragraph" style:parent-style-name="Text_20_body">
      <style:paragraph-properties fo:text-align="start" style:justify-single-word="false"/>
      <style:text-properties style:font-name="Inter UI" officeooo:paragraph-rsid="0008022f"/>
    </style:style>
    <style:style style:name="P23" style:family="paragraph" style:parent-style-name="Table_20_Contents">
      <style:paragraph-properties fo:text-align="end" style:justify-single-word="false"/>
      <style:text-properties style:font-name="Inter UI1" officeooo:rsid="0018c604" officeooo:paragraph-rsid="000c066e"/>
    </style:style>
    <style:style style:name="P24" style:family="paragraph" style:parent-style-name="Text_20_body">
      <style:paragraph-properties fo:text-align="end" style:justify-single-word="false"/>
      <style:text-properties style:font-name="Inter UI" fo:font-weight="normal" officeooo:rsid="000448ba" officeooo:paragraph-rsid="00147261"/>
    </style:style>
    <style:style style:name="T1" style:family="text">
      <style:text-properties officeooo:rsid="0005c49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c496"/>
    </style:style>
    <style:style style:name="T4" style:family="text">
      <style:text-properties style:text-underline-style="solid" style:text-underline-width="auto" style:text-underline-color="font-color" officeooo:rsid="0017f8b8"/>
    </style:style>
    <style:style style:name="T5" style:family="text">
      <style:text-properties style:text-underline-style="none"/>
    </style:style>
    <style:style style:name="T6" style:family="text">
      <style:text-properties officeooo:rsid="00061e66"/>
    </style:style>
    <style:style style:name="T7" style:family="text">
      <style:text-properties style:font-name="Inter UI1" officeooo:rsid="00061e66"/>
    </style:style>
    <style:style style:name="T8" style:family="text">
      <style:text-properties style:font-name="Inter UI1" officeooo:rsid="0005c496"/>
    </style:style>
    <style:style style:name="T9" style:family="text">
      <style:text-properties style:font-name="Inter UI1" officeooo:rsid="000fcfd1"/>
    </style:style>
    <style:style style:name="T10" style:family="text">
      <style:text-properties style:font-name="Inter UI1" officeooo:rsid="0017f8b8"/>
    </style:style>
    <style:style style:name="T11" style:family="text">
      <style:text-properties style:font-name="Inter UI"/>
    </style:style>
    <style:style style:name="T12" style:family="text">
      <style:text-properties style:font-name="Inter UI" fo:font-size="18pt" officeooo:rsid="000448ba" style:font-size-asian="18pt" style:font-size-complex="18pt"/>
    </style:style>
    <style:style style:name="T13" style:family="text">
      <style:text-properties style:font-name="Inter UI" fo:font-size="18pt" officeooo:rsid="00147261" style:font-size-asian="18pt" style:font-size-complex="18pt"/>
    </style:style>
    <style:style style:name="T14" style:family="text">
      <style:text-properties style:font-name="Inter UI" fo:font-size="18pt" officeooo:rsid="0017f8b8" style:font-size-asian="18pt" style:font-size-complex="18pt"/>
    </style:style>
    <style:style style:name="T15" style:family="text">
      <style:text-properties style:font-name="Inter UI" fo:font-size="18pt" officeooo:rsid="001a2491" style:font-size-asian="18pt" style:font-size-complex="18pt"/>
    </style:style>
    <style:style style:name="T16" style:family="text">
      <style:text-properties style:font-name="Inter UI" style:text-underline-style="solid" style:text-underline-width="auto" style:text-underline-color="font-color" officeooo:rsid="000b76a2"/>
    </style:style>
    <style:style style:name="T17" style:family="text">
      <style:text-properties style:font-name="Inter UI" style:text-underline-style="solid" style:text-underline-width="auto" style:text-underline-color="font-color" officeooo:rsid="0017f8b8"/>
    </style:style>
    <style:style style:name="T18" style:family="text">
      <style:text-properties style:font-name="Inter UI" style:text-underline-style="solid" style:text-underline-width="auto" style:text-underline-color="font-color" officeooo:rsid="001a2491"/>
    </style:style>
    <style:style style:name="T19" style:family="text">
      <style:text-properties style:font-name="Inter UI" officeooo:rsid="0005c496"/>
    </style:style>
    <style:style style:name="T20" style:family="text">
      <style:text-properties style:font-name="Inter UI" style:text-underline-style="none" officeooo:rsid="000b76a2"/>
    </style:style>
    <style:style style:name="T21" style:family="text">
      <style:text-properties officeooo:rsid="000448ba"/>
    </style:style>
    <style:style style:name="T22" style:family="text">
      <style:text-properties officeooo:rsid="000d1ec1"/>
    </style:style>
    <style:style style:name="T23" style:family="text">
      <style:text-properties style:text-line-through-style="none" style:text-line-through-type="none" style:text-underline-style="none" style:text-blinking="false"/>
    </style:style>
    <style:style style:name="T24" style:family="text">
      <style:text-properties style:text-line-through-style="none" style:text-line-through-type="none" style:text-underline-style="none" officeooo:rsid="00147261" style:text-blinking="false"/>
    </style:style>
    <style:style style:name="T25" style:family="text">
      <style:text-properties style:text-line-through-style="none" style:text-line-through-type="none" style:text-underline-style="none" officeooo:rsid="0017f8b8" style:text-blinking="false"/>
    </style:style>
    <style:style style:name="T26" style:family="text">
      <style:text-properties officeooo:rsid="00147261"/>
    </style:style>
    <style:style style:name="T27" style:family="text">
      <style:text-properties officeooo:rsid="0017f8b8"/>
    </style:style>
    <style:style style:name="T28" style:family="text">
      <style:text-properties officeooo:rsid="0018c6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Facture</text:span><text:span text:style-name="T12"> #</text:span><text:span text:style-name="T13">2</text:span><text:span text:style-name="T14">10428</text:span></text:p>
      <text:p text:style-name="P7"><text:s/>Date - <text:span text:style-name="T27">28</text:span>/<text:span text:style-name="T27">04</text:span>/<text:span text:style-name="T22">20</text:span><text:span text:style-name="T26">2</text:span><text:span text:style-name="T27">1</text:span></text:p>
      <text:p text:style-name="P8">Pierre Depaz</text:p>
      <text:p text:style-name="P11">Wühlischstraße 44</text:p>
      <text:p text:style-name="P6"><text:span text:style-name="T6">1</text:span><text:span text:style-name="T26">0245</text:span><text:span text:style-name="T21"> Berlin</text:span></text:p>
      <text:p text:style-name="P12">Allemagne</text:p>
      <text:p text:style-name="P8"/>
      <text:p text:style-name="P24">EUR Translitterae<text:line-break/>Université PSL<text:line-break/>Ecole Normale Supérieure<text:line-break/>45 rue d’Ulm F-75230 Paris cedex 05</text:p>
      <text:p text:style-name="P9"/>
      <text:p text:style-name="P4"><text:span text:style-name="T17">Numéro d’imposition (équivalent SIRET)</text:span><text:span text:style-name="T16">:</text:span><text:span text:style-name="T20"> 16/259/02325</text:span></text:p>
      <text:p text:style-name="P3"><text:span text:style-name="T18">Numéro </text:span><text:span text:style-name="T17">TVA Intra-communautaire</text:span><text:span text:style-name="T19">: </text:span><text:span text:style-name="T11">51250356477</text:span></text:p>
      <text:p text:style-name="P6"/>
      <text:p text:style-name="P13">Details de paiement</text:p>
      <text:p text:style-name="P10"><text:span text:style-name="T4">Nom</text:span><text:span text:style-name="T5">:</text:span> Pierre Depaz</text:p>
      <text:p text:style-name="P10"><text:span text:style-name="T4">Banque</text:span>: <text:span text:style-name="T27">CEAPC</text:span></text:p>
      <text:p text:style-name="P6"><text:span text:style-name="T3">IBAN</text:span><text:span text:style-name="T1">: FR7613335003010497408189</text:span></text:p>
      <text:p text:style-name="P6"/>
      <text:p text:style-name="P22"><text:span text:style-name="T2">Date </text:span><text:span text:style-name="T4">de Livraison</text:span><text:span text:style-name="T2">:</text:span><text:span text:style-name="T23"> </text:span><text:span text:style-name="T25">05</text:span><text:span text:style-name="T23">/</text:span><text:span text:style-name="T25">06</text:span><text:span text:style-name="T23">/20</text:span><text:span text:style-name="T24">2</text:span><text:span text:style-name="T25">1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56723697072">
          <table:table-cell table:style-name="Table1.A1" office:value-type="string">
            <text:p text:style-name="P14">Product</text:p>
          </table:table-cell>
          <table:table-cell table:style-name="Table1.A1" office:value-type="string">
            <text:p text:style-name="P14">Quantité</text:p>
          </table:table-cell>
          <table:table-cell table:style-name="Table1.A1" office:value-type="string">
            <text:p text:style-name="P21"><text:span text:style-name="T10">Prix</text:span><text:span text:style-name="T8"> (</text:span><text:span text:style-name="T7">EUR</text:span><text:span text:style-name="T8">)</text:span></text:p>
          </table:table-cell>
          <table:table-cell table:style-name="Table1.D1" office:value-type="string">
            <text:p text:style-name="P21"><text:span text:style-name="T8">Total (</text:span><text:span text:style-name="T9">EUR</text:span><text:span text:style-name="T8">)</text:span></text:p>
          </table:table-cell>
        </table:table-row>
        <table:table-row table:style-name="TableLine94856723724816">
          <table:table-cell table:style-name="Table1.A2" office:value-type="string">
            <text:p text:style-name="P19">Organisation colloque IA Fictions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<text:span text:style-name="T27">5</text:span>00.00</text:p>
          </table:table-cell>
          <table:table-cell table:style-name="Table1.D2" office:value-type="string">
            <text:p text:style-name="P14"><text:span text:style-name="T28">48</text:span>0.<text:span text:style-name="T28">67</text:span></text:p>
          </table:table-cell>
        </table:table-row>
        <table:table-row table:style-name="TableLine94856723790416">
          <table:table-cell table:style-name="Table1.A2" office:value-type="string">
            <text:p text:style-name="P19">Conception et réalisation du site du colloque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<text:span text:style-name="T27">1</text:span>500.00</text:p>
          </table:table-cell>
          <table:table-cell table:style-name="Table1.D2" office:value-type="string">
            <text:p text:style-name="P18"><text:span text:style-name="T27">1</text:span><text:span text:style-name="T28">2</text:span>00.00</text:p>
          </table:table-cell>
        </table:table-row>
        <table:table-row table:style-name="TableLine94856723791344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6">PRIX</text:p>
          </table:table-cell>
          <table:table-cell table:style-name="Table1.D2" office:value-type="string">
            <text:p text:style-name="P23">1680.67</text:p>
          </table:table-cell>
        </table:table-row>
        <table:table-row table:style-name="TableLine94856723792320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7">TVA 19%</text:p>
          </table:table-cell>
          <table:table-cell table:style-name="Table1.D2" office:value-type="string">
            <text:p text:style-name="P20">319.33</text:p>
          </table:table-cell>
        </table:table-row>
        <table:table-row table:style-name="TableLine94856723793520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>TOTAL</text:p>
          </table:table-cell>
          <table:table-cell table:style-name="Table1.D2" office:value-type="string">
            <text:p text:style-name="P14"><text:span text:style-name="T27">2000</text:span>.00</text:p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 UI" svg:font-family="'Inter UI'"/>
    <style:font-face style:name="Lohit Devanagari1" svg:font-family="'Lohit Devanagari'"/>
    <style:font-face style:name="Inter UI1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8T16:34:08.183618129</meta:creation-date>
    <dc:date>2021-04-29T15:39:06.570291253</dc:date>
    <meta:editing-duration>PT2H6M57S</meta:editing-duration>
    <meta:editing-cycles>16</meta:editing-cycles>
    <meta:generator>LibreOffice/7.1.2.2$Linux_X86_64 LibreOffice_project/10$Build-2</meta:generator>
    <meta:document-statistic meta:table-count="1" meta:image-count="0" meta:object-count="0" meta:page-count="1" meta:paragraph-count="32" meta:word-count="79" meta:character-count="557" meta:non-whitespace-character-count="509"/>
  </office:meta>
</office:document-meta>
</file>